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line-height="120%" fo:text-align="justify" style:justify-single-word="false" fo:text-indent="0.84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line-height="120%" fo:text-align="center" style:justify-single-word="false"/>
    </style:style>
    <style:style style:name="P40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5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style:style style:name="T20" style:family="text">
      <style:text-properties style:font-name="黑体" style:font-name-asian="黑体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 text:is-list-header="true">小企鹅输入法(FCITX)3.6.3</text:h>
      <text:p text:style-name="P3"/>
      <text:p text:style-name="P6">一、小企鹅中文输入法(FCITX)是什么？</text:p>
      <text:p text:style-name="P16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6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6">您可以从<text:a xlink:type="simple" xlink:href="http://www.fcitx.org/">www.fcitx.org</text:a>下载最新的发布版本。</text:p>
      <text:p text:style-name="P16">如果您有兴趣尝试FCITX最新代码，可以用以下方式从代码仓库中获取(这样得到的代码可能并非是正式发布的版本):</text:p>
      <text:p text:style-name="P16"/>
      <text:p text:style-name="P16">svn co http://fcitx.googlecode.com/svn/trunk/ fcitx-read-only</text:p>
      <text:p text:style-name="P4"/>
      <text:p text:style-name="P6">二、FCITX的安装</text:p>
      <text:p text:style-name="P16">FCITX通常以源码的方式发布，您需要编译安装后才能使用。编译FCITX需要(并不仅限于)以下包：</text:p>
      <text:list xml:id="list677400028" text:style-name="L1">
        <text:list-item>
          <text:p text:style-name="P44">GCC-2.95.3或更新版本</text:p>
        </text:list-item>
        <text:list-item>
          <text:p text:style-name="P44">XFree86-4.3.0/xorg或更新(及其开发包)</text:p>
        </text:list-item>
      </text:list>
      <text:p text:style-name="P4"/>
      <text:p text:style-name="P16">首先下载FCITX的源码包，文件名为 fcitx-3.6.3.tar.bz2，存放在某个临时的目录中(如/temp)。执行：</text:p>
      <text:p text:style-name="P16"/>
      <text:p text:style-name="P16">cd /temp</text:p>
      <text:p text:style-name="P16">tar jxvf fcitx-3.6.3.tar.bz2</text:p>
      <text:p text:style-name="P16"/>
      <text:p text:style-name="P16">这样会建立目录fcitx-3.6.3，所有的源码都在该目录中。</text:p>
      <text:p text:style-name="P16">执行以下命令编译安装：</text:p>
      <text:p text:style-name="P16"/>
      <text:p text:style-name="P16">cd fcitx-3.6.3</text:p>
      <text:p text:style-name="P16">./configure –prefix=&lt;安装目录&gt;</text:p>
      <text:p text:style-name="P16">make &amp;&amp; make install</text:p>
      <text:p text:style-name="P16"/>
      <text:p text:style-name="P16">如果您的系统安装XFT并配置正确，上述命令将编译安装XFT版。如果您不想使用XFT，请执行以下命令：</text:p>
      <text:p text:style-name="P16"/>
      <text:p text:style-name="P16">cd fcitx-3.6.3</text:p>
      <text:p text:style-name="P16">./configure –prefix=&lt;安装目录&gt; --disable-xft</text:p>
      <text:p text:style-name="P16">make &amp;&amp; make install</text:p>
      <text:p text:style-name="P16"/>
      <text:p text:style-name="P16">如果您的系统没有安装XFT，安装程序会自动关闭XFT支持。</text:p>
      <text:p text:style-name="P16"><text:soft-page-break/>FCITX支持系统托盘，默认情况下该功能是打开的，如果您不希望打开该功能，可在configure时增加选项“--disable-tray<text:span text:style-name="T16">”</text:span>。</text:p>
      <text:p text:style-name="P16">在configure时增加选项“--enable-recording<text:span text:style-name="T16">”</text:span>将打开FCITX的输入记录功能（参见后面的“输入记录”）。</text:p>
      <text:p text:style-name="P16">在configure时增加选项“--enable-dbus<text:span text:style-name="T16">”</text:span>将打开FCITX的DBus支持，此时如果您的系统中安装了kimpanel，kimpanel将接管fcitx的用户界面（需要与配置文件中的设置“使用DBus接口”配合使用）。</text:p>
      <text:p text:style-name="P16"/>
      <text:p text:style-name="P10">三、配置环境</text:p>
      <text:p text:style-name="P16">应用程序通过环境变量XMODIFIERS与XIM沟通，设置XMODIFIERS的方法如下(以bash为例)：</text:p>
      <text:p text:style-name="P16"/>
      <text:p text:style-name="P16">export XMODIFIERS="@im=YOUR_XIM_NAME" </text:p>
      <text:p text:style-name="P16"/>
      <text:p text:style-name="P16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6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6"/>
      <text:p text:style-name="P16">export XMODIFIERS="@im=fcitx"</text:p>
      <text:p text:style-name="P8"/>
      <text:p text:style-name="P8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8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配置示范：Ubuntu 下的配置</text:p>
            <text:p text:style-name="P11"/>
            <text:p text:style-name="P11"><text:span text:style-name="T18">(1)</text:span>安装 im-switch软件包。</text:p>
            <text:p text:style-name="P9">(2)进入/etc/X11/xinit/xinput.d目录，新建 zh_CN文件，文件内容为：</text:p>
            <text:p text:style-name="P9"/>
            <text:p text:style-name="P9">--------------文件开始(不包括此行)---------</text:p>
            <text:p text:style-name="P29">XIM=fcitx</text:p>
            <text:p text:style-name="P29">XIM_PROGRAM=/usr/local/bin/fcitx</text:p>
            <text:p text:style-name="P29">XIM_ARGS=""</text:p>
            <text:p text:style-name="P29"><text:soft-page-break/>GTK_IM_MODULE=XIM</text:p>
            <text:p text:style-name="P29">QT_IM_MODULE=XIM</text:p>
            <text:p text:style-name="P29">DEPENDS="fcitx"</text:p>
            <text:p text:style-name="P9">--------------文件结束(不包括此行)---------</text:p>
            <text:p text:style-name="P9"/>
            <text:p text:style-name="P36"><text:span text:style-name="T8">注：</text:span>“XIM_PROGRAM=/usr/local/bin/fcitx” 这行的内容根据 FCITX 的安装路径来填。</text:p>
            <text:p text:style-name="P9">（3） 把系统的 locale 设为 zh_CN.GBK，则系统启动时会启动 zh_CN 脚本，或把 default 文件指向 zh_CN。</text:p>
          </table:table-cell>
        </table:table-row>
      </table:table>
      <text:p text:style-name="P8"/>
      <text:p text:style-name="P14">四、FCITX的配置文件</text:p>
      <text:p text:style-name="P16">默认情况下，FCITX配置文件的存放位置尽量接近XDG标准（用户配置目录一般为~/.config/fcitx，首次运行时FCITX会自动创建该目录)，配置文件名为config，该文件由中文写成(<text:span text:style-name="T8">编码为gb2312</text:span>)，从中可以了解几乎所有的功能。下面是配置文件的内容(您的该文件可能会有所不同)：</text:p>
      <text:p text:style-name="P1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>使用DBus接口=0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<text:soft-page-break/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<text:soft-page-break/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/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<text:soft-page-break/>模糊l和n=0</text:p>
            <text:p text:style-name="P2">模糊s和sh=0</text:p>
            <text:p text:style-name="P2">模糊z和zh=0</text:p>
          </table:table-cell>
        </table:table-row>
      </table:table>
      <text:p text:style-name="P8"/>
      <text:p text:style-name="P16">下面对其中部分设置加以说明：</text:p>
      <text:list xml:id="list686785256" text:style-name="L2">
        <text:list-item>
          <text:p text:style-name="P45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5"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41"><text:span text:style-name="T11">使用DBus接口</text:span><text:span text:style-name="T10">：当在configure时打开了DBus支持，可以通过设置该选项来决定是否使用dbus，</text:span>0--&gt;不使用，1--&gt;使用</text:p>
        </text:list-item>
        <text:list-item>
          <text:p text:style-name="P45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6"><text:span text:style-name="T9">候选词个数</text:span>：选择范围为1~10，如果大于10，则为10。</text:p>
        </text:list-item>
        <text:list-item>
          <text:p text:style-name="P46"><text:span text:style-name="T11">输入条使用3D界面</text:span>：0--&gt;不使用3D界面；1--&gt;输入条使用凸出效果；2--&gt;输入条使用凹进效果。</text:p>
        </text:list-item>
        <text:list-item>
          <text:p text:style-name="P46"><text:span text:style-name="T9">是否自动隐藏输入条</text:span>：设置为1时，只有当输入条有提示信息前才会显示。</text:p>
        </text:list-item>
        <text:list-item>
          <text:p text:style-name="P46"><text:span text:style-name="T9">主窗口隐藏模式：</text:span>0--&gt;一直显示在顶层；1--&gt;只有在中文输入状态下才显示；2--&gt;不显示。</text:p>
        </text:list-item>
        <text:list-item>
          <text:p text:style-name="P46"><text:span text:style-name="T11">Enter键行为</text:span>：当有用户输入时，0--&gt;不处理；1--&gt;清除用户输入；2--&gt;用户输入的字母上屏。</text:p>
        </text:list-item>
        <text:list-item>
          <text:p text:style-name="P46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6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41"><text:span text:style-name="T9">反查拼音</text:span>：反查汉字读音，只对码表输入法有效。</text:p>
        </text:list-item>
        <text:list-item>
          <text:p text:style-name="P46"><text:span text:style-name="T9">使用拼音</text:span>：是否使用全拼。</text:p>
        </text:list-item>
        <text:list-item>
          <text:p text:style-name="P46"><text:span text:style-name="T9">使用双拼</text:span>：是否使用双拼。</text:p>
        </text:list-item>
        <text:list-item>
          <text:p text:style-name="P46"><text:span text:style-name="T9">使用区位</text:span>：是否使用区位输入。</text:p>
        </text:list-item>
        <text:list-item>
          <text:p text:style-name="P46"><text:span text:style-name="T9">使用码表</text:span>：是否使用码表输入法（码表输入法还依赖于table.conf的设置，请参看“码表输入法”部分）。</text:p>
        </text:list-item>
        <text:list-item>
          <text:p text:style-name="P46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6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6"><text:span text:style-name="T9">使用全拼</text:span>：打开该选项的话，拼音将以全拼的方式工作，此时不进行简拼的匹配。</text:p>
        </text:list-item>
        <text:list-item>
          <text:p text:style-name="P46"><text:span text:style-name="T9">拼音自动组词</text:span>：该功能指定是否进行拼音的短语输入。</text:p>
        </text:list-item>
        <text:list-item>
          <text:p text:style-name="P46"><text:span text:style-name="T9">保存自动组词</text:span>：是否保存自动组成的拼音短句。</text:p>
        </text:list-item>
      </text:list>
      <text:p text:style-name="P8"/>
      <text:p text:style-name="P16">颜色是按照‘R G B'的方式设置，您可以参照作图软件(如GIMP)的颜色表来设置。</text:p>
      <text:p text:style-name="P16">另外，还可通过设置环境变量FCITXDIR来指定配置文件的存放路径。</text:p>
      <text:p text:style-name="P8"><text:soft-page-break/></text:p>
      <text:p text:style-name="P10">五、输入法</text:p>
      <text:p text:style-name="P8"/>
      <text:p text:style-name="P25">1、拼音输入</text:p>
      <text:list xml:id="list1581057450" text:style-name="L3">
        <text:list-item>
          <text:p text:style-name="P48">支持全/简/双拼，双拼可自定义键盘方案</text:p>
        </text:list-item>
        <text:list-item>
          <text:p text:style-name="P48">常用字表</text:p>
        </text:list-item>
        <text:list-item>
          <text:p text:style-name="P48">特殊符号输入</text:p>
        </text:list-item>
        <text:list-item>
          <text:p text:style-name="P48">完善的预编辑</text:p>
        </text:list-item>
        <text:list-item>
          <text:p text:style-name="P48">支持以词定字</text:p>
        </text:list-item>
        <text:list-item>
          <text:p text:style-name="P48">模糊拼音</text:p>
        </text:list-item>
      </text:list>
      <text:p text:style-name="P30"><text:s/></text:p>
      <text:p text:style-name="P26">* 常用字表：</text:p>
      <text:p text:style-name="P16">设置常用字表的目的是为了方便录入某些常用字。</text:p>
      <text:p text:style-name="P16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1309634072" text:style-name="L4">
        <text:list-item>
          <text:p text:style-name="P49">进入拼音状态</text:p>
        </text:list-item>
        <text:list-item>
          <text:p text:style-name="P49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9">按上述操作可以为某个拼音编码设置多个常用字。您可以设置常用字表内的字频调节方式。 </text:p>
        </text:list-item>
      </text:list>
      <text:p text:style-name="P8"/>
      <text:p text:style-name="P26">* 双拼输入：</text:p>
      <text:p text:style-name="P16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6"/>
      <text:p text:style-name="P26">* 以词定字</text:p>
      <text:p text:style-name="P16">FCITX支持“以词定字”，以方便录入某些排序比较靠后的字。利用SHIFT_&lt;词组序号&gt;，按以词定字键（默认为'['/']'）选择该词组的第一个或最后一个字。</text:p>
      <text:p text:style-name="P16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6"/>
      <text:p text:style-name="P26">* 特殊符号输入：</text:p>
      <text:p text:style-name="P16">为了录入特殊符号，您必须将特殊符号按下列格式放在一个文件中：</text:p>
      <text:p text:style-name="P16"/>
      <text:p text:style-name="P16"><text:tab/><text:tab/>编码 符号</text:p>
      <text:p text:style-name="P16"/>
      <text:p text:style-name="P16">每个符号占一行。编码部分必须是英文小写字母，且经拼音解析后的长度不应超过10<text:soft-page-break/>个汉字(如zzz是3个汉字长度，而 zhangzhangzhang也是3个汉字长度)，fcitx的源码包中有一个例子(文件pySym.mb)。</text:p>
      <text:p text:style-name="P16">编辑号特殊符号后，将其保存为文件pySym.mb，并放在~/.fcitx中，重新启动fcitx即可。</text:p>
      <text:p text:style-name="P16">*<text:span text:style-name="T14">建议</text:span>：特殊符号的编码应该足够长，免得影响正常的汉字录入。</text:p>
      <text:p text:style-name="P16">*<text:span text:style-name="T14">注意</text:span>：如果定义的编码与常用字表的编码相同，该特殊符号将无法使用。</text:p>
      <text:p text:style-name="P16">*如果要录入“西安”这样的词组，请用单引号作为分隔符(xi'an)。</text:p>
      <text:p text:style-name="P16"/>
      <text:p text:style-name="P26">*制作拼音库</text:p>
      <text:p text:style-name="P16">在tools目录下提供了一个制作拼音库的工具createPYMB。用法如下：</text:p>
      <text:p text:style-name="P16"/>
      <text:p text:style-name="P16">./createPYMB &lt;拼音单字库&gt; &lt;拼音词组库&gt;</text:p>
      <text:p text:style-name="P16"/>
      <text:p text:style-name="P16">该工具将在当前目录下生成pybase.mb和pyphrase.mb，将它复制到您的FCITX安装目录下的share/fcitx/data中替换原有文件即可。</text:p>
      <text:p text:style-name="P16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6"/>
      <text:p text:style-name="P25">2、区位输入</text:p>
      <text:p text:style-name="P16">fcitx支持0~9的区位输入。 </text:p>
      <text:p text:style-name="P8"/>
      <text:p text:style-name="P25">3、码表输入法</text:p>
      <text:p text:style-name="P16">FCITX支持用户自定义码表输入法。只要用户在安装目录的share/data/tables.conf或用户配置文件目录下的tables.conf中提供相应的码表信息，就可以使用自己的码表输入法。下面是该文件的一个例子： </text:p>
      <text:p text:style-name="P30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#以#打头的为注释</text:p>
            <text:p text:style-name="P8">[码表]</text:p>
            <text:p text:style-name="P8">名称=五笔字型</text:p>
            <text:p text:style-name="P8">码表=wbx.mb</text:p>
            <text:p text:style-name="P8">调频=0</text:p>
            <text:p text:style-name="P8">拼音=1</text:p>
            <text:p text:style-name="P8">拼音键=z</text:p>
            <text:p text:style-name="P8">自动上屏=-1</text:p>
            <text:p text:style-name="P8">空码自动上屏=0</text:p>
            <text:p text:style-name="P8">模糊=1</text:p>
            <text:p text:style-name="P8">模糊键=z</text:p>
            <text:p text:style-name="P8">自动词组=1</text:p>
            <text:p text:style-name="P8">自动词组长度=4</text:p>
            <text:p text:style-name="P8">词组参与自动造词=1</text:p>
            <text:p text:style-name="P8"><text:soft-page-break/>保存自动词组=3</text:p>
            <text:p text:style-name="P8">最长词组字数=0</text:p>
            <text:p text:style-name="P8">精确匹配=0</text:p>
            <text:p text:style-name="P8">提示编码=0</text:p>
            <text:p text:style-name="P8">符号=zzzz</text:p>
            <text:p text:style-name="P8"/>
            <text:p text:style-name="P8">[码表]</text:p>
            <text:p text:style-name="P8">名称=五笔拼音</text:p>
            <text:p text:style-name="P8">码表=wbpy.mb</text:p>
            <text:p text:style-name="P8">调频=2</text:p>
            <text:p text:style-name="P8">拼音=1</text:p>
            <text:p text:style-name="P8">拼音键=z</text:p>
            <text:p text:style-name="P8">自动上屏=-1</text:p>
            <text:p text:style-name="P8">空码自动上屏=-1</text:p>
            <text:p text:style-name="P8">自动词组=1</text:p>
            <text:p text:style-name="P8">保存自动词组=3</text:p>
            <text:p text:style-name="P8">最长词组字数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二笔</text:p>
            <text:p text:style-name="P8">码表=erbi.mb</text:p>
            <text:p text:style-name="P8">调频=0</text:p>
            <text:p text:style-name="P8">拼音=1</text:p>
            <text:p text:style-name="P8">拼音键=[</text:p>
            <text:p text:style-name="P8">自动上屏=-1</text:p>
            <text:p text:style-name="P8">空码自动上屏=0</text:p>
            <text:p text:style-name="P8">模糊=1</text:p>
            <text:p text:style-name="P8">模糊键=?</text:p>
            <text:p text:style-name="P8">自动词组=1</text:p>
            <text:p text:style-name="P8">自动词组长度=4</text:p>
            <text:p text:style-name="P8">词组参与自动造词=0</text:p>
            <text:p text:style-name="P8">保存自动词组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仓颉</text:p>
            <text:p text:style-name="P8">码表=cj.mb</text:p>
            <text:p text:style-name="P8">调频=0</text:p>
            <text:p text:style-name="P8"><text:soft-page-break/>拼音=1</text:p>
            <text:p text:style-name="P8">拼音键=[</text:p>
            <text:p text:style-name="P8">自动上屏=-1</text:p>
            <text:p text:style-name="P8">空码自动上屏=0</text:p>
            <text:p text:style-name="P8">模糊=1</text:p>
            <text:p text:style-name="P8">模糊键=?</text:p>
            <text:p text:style-name="P8">自动词组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晚风</text:p>
            <text:p text:style-name="P8">码表=wanfeng.mb</text:p>
            <text:p text:style-name="P8">中止键=,;/.</text:p>
            <text:p text:style-name="P8">调频=0</text:p>
            <text:p text:style-name="P8">拼音=0</text:p>
            <text:p text:style-name="P8">自动上屏=-1</text:p>
            <text:p text:style-name="P8">空码自动上屏=1</text:p>
            <text:p text:style-name="P8">模糊=0</text:p>
            <text:p text:style-name="P8">自动词组=0</text:p>
            <text:p text:style-name="P8">精确匹配=0</text:p>
            <text:p text:style-name="P8">提示编码=1</text:p>
            <text:p text:style-name="P8"/>
            <text:p text:style-name="P8">[码表]</text:p>
            <text:p text:style-name="P8">名称=冰蟾全息</text:p>
            <text:p text:style-name="P8">码表=qxm.mb</text:p>
            <text:p text:style-name="P8">调频=1</text:p>
            <text:p text:style-name="P8">拼音=0</text:p>
            <text:p text:style-name="P8">#拼音键=z</text:p>
            <text:p text:style-name="P8">自动上屏=-1</text:p>
            <text:p text:style-name="P8">模糊=1</text:p>
            <text:p text:style-name="P8">模糊键=#</text:p>
            <text:p text:style-name="P8">自动词组=1</text:p>
            <text:p text:style-name="P8">自动词组长度=4</text:p>
            <text:p text:style-name="P8">词组参与自动造词=1</text:p>
            <text:p text:style-name="P8">保存自动词组=1</text:p>
            <text:p text:style-name="P8">精确匹配=0</text:p>
            <text:p text:style-name="P8">提示编码=1</text:p>
            <text:p text:style-name="P8">#符号=zzzz</text:p>
            <text:p text:style-name="P8"/>
            <text:p text:style-name="P8">[码表]</text:p>
            <text:p text:style-name="P8"><text:soft-page-break/>名称=自然码</text:p>
            <text:p text:style-name="P8">码表=zrm.mb</text:p>
            <text:p text:style-name="P8">调频=1</text:p>
            <text:p text:style-name="P8">拼音=0</text:p>
            <text:p text:style-name="P8">自动上屏=-1</text:p>
            <text:p text:style-name="P8">模糊=0</text:p>
            <text:p text:style-name="P8">自动词组=0</text:p>
            <text:p text:style-name="P8">精确匹配=0</text:p>
            <text:p text:style-name="P8">提示编码=1</text:p>
            <text:p text:style-name="P8"/>
            <text:p text:style-name="P8">[码表]</text:p>
            <text:p text:style-name="P8">名称=电报码</text:p>
            <text:p text:style-name="P8">码表=db.mb</text:p>
            <text:p text:style-name="P8">自动上屏=-1</text:p>
            <text:p text:style-name="P8">精确匹配=0</text:p>
            <text:p text:style-name="P8">提示编码=1</text:p>
            <text:p text:style-name="P8">候选词选择键=qwertyuiop</text:p>
          </table:table-cell>
        </table:table-row>
      </table:table>
      <text:p text:style-name="P8"/>
      <text:p text:style-name="P16">该文件用“[码表]”来区分不同的码表。其它设置说明如下：</text:p>
      <text:list xml:id="list354516961" text:style-name="L5">
        <text:list-item>
          <text:list>
            <text:list-item>
              <text:p text:style-name="P50"><text:span text:style-name="T15">名称</text:span>：显示在程序主窗口的输入法名称。</text:p>
            </text:list-item>
            <text:list-item>
              <text:p text:style-name="P50"><text:span text:style-name="T15">码表</text:span>：该码表输入法的码表文件名，程序会先查找~/.fcitx，然后在安装目录中找。</text:p>
            </text:list-item>
            <text:list-item>
              <text:p text:style-name="P50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50"><text:span text:style-name="T15">调频</text:span>：与拼音中的相应设置意义一样。</text:p>
            </text:list-item>
            <text:list-item>
              <text:p text:style-name="P50"><text:span text:style-name="T15">拼音</text:span>：是否使用临时拼音输入。</text:p>
            </text:list-item>
            <text:list-item>
              <text:p text:style-name="P50"><text:span text:style-name="T15">拼音键</text:span>：如果“拼音”选项打开，则以该字母起头的输入按全拼处理。</text:p>
            </text:list-item>
            <text:list-item>
              <text:p text:style-name="P50"><text:span text:style-name="T15">自动上屏</text:span>：当输入达到最大码表且只有一个候选词时是否自动上屏。</text:p>
            </text:list-item>
            <text:list-item>
              <text:p text:style-name="P50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50"><text:span text:style-name="T15">模糊</text:span>：是否使用模糊(通配符)输入。</text:p>
            </text:list-item>
            <text:list-item>
              <text:p text:style-name="P50"><text:span text:style-name="T15">模糊键</text:span>：模糊键(通配符)。</text:p>
            </text:list-item>
            <text:list-item>
              <text:p text:style-name="P50"><text:span text:style-name="T15">自动词组</text:span>：是否使用自动组词功能(后面有详细说明)。</text:p>
            </text:list-item>
            <text:list-item>
              <text:p text:style-name="P50"><text:span text:style-name="T15">自动词组长度</text:span>：自动组词长度。</text:p>
            </text:list-item>
            <text:list-item>
              <text:p text:style-name="P50"><text:span text:style-name="T15">词组参与自动造词</text:span>：指定录入的词组是否参与自动组词。</text:p>
            </text:list-item>
            <text:list-item>
              <text:p text:style-name="P50"><text:span text:style-name="T15">保存自动词组</text:span>：设定自动生成的词组被选择多少次后才被保存。0表示不保存。</text:p>
            </text:list-item>
            <text:list-item>
              <text:p text:style-name="P50"><text:span text:style-name="T15">精确匹配</text:span>：是否只在候选字表中显示精确匹配的结果。</text:p>
            </text:list-item>
            <text:list-item>
              <text:p text:style-name="P50"><text:span text:style-name="T15">提示编码</text:span>：是否提示录入字/词的编码。</text:p>
            </text:list-item>
            <text:list-item>
              <text:p text:style-name="P50"><text:span text:style-name="T15">符号</text:span>：设置该选项则开启特殊符号输入功能。</text:p>
            </text:list-item>
            <text:list-item>
              <text:p text:style-name="P50"><text:span text:style-name="T15">符号文件</text:span>：特殊符号所在的文件。</text:p>
            </text:list-item>
          </text:list>
        </text:list-item>
      </text:list>
      <text:p text:style-name="P15"/>
      <text:p text:style-name="P15"><text:span text:style-name="T8">*注意</text:span>：FCITX以“[码表]<text:span text:style-name="T16">”开始一个新的码表输入法，</text:span>因此，即便只配置一种码表输<text:soft-page-break/>入法，也应该有该行。</text:p>
      <text:p text:style-name="P16"/>
      <text:p text:style-name="P16">码表输入法提供了两种在线造词方法(词组最长为10个汉字)：</text:p>
      <text:list xml:id="list1287947791" text:style-name="L6">
        <text:list-item>
          <text:list>
            <text:list-item>
              <text:p text:style-name="P52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52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8"/>
      <text:p text:style-name="P16">如果想删除词库中的词，先让该词显示中输入条上，按CTRL_7，并按提示操作即可；或是当程序提示有该词组时，按CTRL_DEL删除。</text:p>
      <text:p text:style-name="P16">如果想调整词库中词的顺序，按CTRL_6，并按提示操作即可。(如果调频设置为1或2，您可能看不到有什么变化)。</text:p>
      <text:p text:style-name="P16"/>
      <text:p text:style-name="P25">*制作码表</text:p>
      <text:p text:style-name="P16">data目录下包括制造码表的工具：txt2mb和mb2txt。前者是将码表源文件转换为码表输入法所需的格式；后者是将码表文件转换为文本文件。码表源文件格式如下：</text:p>
      <text:p text:style-name="P8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0">;fcitx 版本 0x03 码表文件</text:p>
            <text:p text:style-name="P30">键码=abcdefghijklmnopqrstuvwxy</text:p>
            <text:p text:style-name="P30">码长=4</text:p>
            <text:p text:style-name="P30">规避字符=;iuv</text:p>
            <text:p text:style-name="P30">拼音=@</text:p>
            <text:p text:style-name="P30">拼音长度=12</text:p>
            <text:p text:style-name="P30">[组词规则]</text:p>
            <text:p text:style-name="P30">e2=p11+p12+p21+p22</text:p>
            <text:p text:style-name="P30">e3=p11+p21+p31+p32</text:p>
            <text:p text:style-name="P30">a4=p11+p21+p31+n11</text:p>
            <text:p text:style-name="P30">[数据]</text:p>
            <text:p text:style-name="P30">a 工</text:p>
            <text:p text:style-name="P30">a 戈</text:p>
            <text:p text:style-name="P30">a 或</text:p>
            <text:p text:style-name="P30">a 其</text:p>
            <text:p text:style-name="P30">@a 阿</text:p>
            <text:p text:style-name="P30">@a 啊</text:p>
            <text:p text:style-name="P30">@a 呵</text:p>
          </table:table-cell>
        </table:table-row>
      </table:table>
      <text:p text:style-name="P8"/>
      <text:p text:style-name="P16">说明如下：</text:p>
      <text:list xml:id="list1299462285" text:style-name="L7">
        <text:list-item>
          <text:p text:style-name="P53"><text:span text:style-name="T15">键码</text:span>：表示该码表输入法需要用的键；</text:p>
        </text:list-item>
        <text:list-item>
          <text:p text:style-name="P53"><text:span text:style-name="T15">码长</text:span>：指该码表输入法最长码长；</text:p>
        </text:list-item>
        <text:list-item>
          <text:p text:style-name="P53"><text:span text:style-name="T15">规避字符</text:span>：在象二笔这样的码表输入法中，某些字符如果出现在编码的第一个，<text:soft-page-break/>表示特殊用途，虽然可以组成单字，但却不参与组词。如果有这样的字符，可以列在这个地方，以免自动造词出错；</text:p>
        </text:list-item>
        <text:list-item>
          <text:p text:style-name="P53"><text:span text:style-name="T15">拼音：</text:span>以此字母开头的为拼音；</text:p>
        </text:list-item>
        <text:list-item>
          <text:p text:style-name="P53"><text:span text:style-name="T15">拼音长度：</text:span>表示该码表中拼音的最长长度；</text:p>
        </text:list-item>
        <text:list-item>
          <text:p text:style-name="P53"><text:span text:style-name="T15">[组词规则]</text:span>：表示自动组词的规则，如果没该标志，则不能在线造词；</text:p>
        </text:list-item>
        <text:list-item>
          <text:p text:style-name="P53"><text:span text:style-name="T15">[数据]</text:span>：该标志以下为该码表输入法的数据，按“编码&lt;空格&gt;对应的汉字”。这部分无需排序。</text:p>
        </text:list-item>
      </text:list>
      <text:p text:style-name="P8"/>
      <text:p text:style-name="P18">组词规则：</text:p>
      <text:list xml:id="list701643743" text:style-name="L8">
        <text:list-item>
          <text:p text:style-name="P54">组词规则的数目应该比码长小1。</text:p>
        </text:list-item>
        <text:list-item>
          <text:p text:style-name="P54">等号左边为词组的汉字个数。其中e表示“等于”，a表示“大于等于”(只能有这两个设置)。</text:p>
        </text:list-item>
        <text:list-item>
          <text:p text:style-name="P54">等号右边为规则，其中p指正序，n指逆序。如p11指第一个字的第一个编码，n11则是指最后一个字的第一个编码。</text:p>
        </text:list-item>
      </text:list>
      <text:p text:style-name="P31"/>
      <text:p text:style-name="P31">按上述格式制作好编码后，利用txt2mb将其转换为FCITX需要的格式：</text:p>
      <text:p text:style-name="P31"/>
      <text:p text:style-name="P30"><text:s/>　　 　　./txt2mb &lt;源文件&gt; &lt;目标文件&gt;</text:p>
      <text:p text:style-name="P30"/>
      <text:p text:style-name="P16">然后将目标文件复制到~/.fcitx中，并在~./fcitx/tables.conf中设置好，然后在中文输入状态下按CTRL_5重新读入配置文件即可。</text:p>
      <text:p text:style-name="P16">如果希望将已经制作好的码表文件转换为文本文件，可以：</text:p>
      <text:p text:style-name="P16"/>
      <text:p text:style-name="P16">./mb2txt &lt;码表文件&gt; &gt; &lt;文本文件&gt;</text:p>
      <text:p text:style-name="P16"/>
      <text:p text:style-name="P16">生成的文本文件将形如上述码表源文件的格式。</text:p>
      <text:p text:style-name="P16"/>
      <text:p text:style-name="P16">在码表输入法模式下，只输入单个“拼音键”指定的字符可以重复上次的录入。</text:p>
      <text:p text:style-name="P16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4">如何用 winmb2fcitx.py 脚本转换 windows下的码表文件</text:p>
            <text:p text:style-name="P23"/>
            <text:p text:style-name="P21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1">在linux下，把 winmb2fcitx.py脚本（可在tools目录下找到）放在 b.txt 文件的相同目录下，在控制台下运行命令(<text:span text:style-name="T19">$</text:span>是系统提示符请勿输入)</text:p>
            <text:p text:style-name="P22"/>
            <text:p text:style-name="P22">$ dos2unix b.txt</text:p>
            <text:p text:style-name="P22"/>
            <text:p text:style-name="P21">如果您的系统中没有 dos2unix 命令，则需要安装 tofrodos 软件包（在Ubuntu中，其它系统请自行安装 dos2unix ）。此步是把 windows 的行末结束符转换为 <text:soft-page-break/>unix 的行末结束符。</text:p>
            <text:p text:style-name="P21">在控制台下运行命令</text:p>
            <text:p text:style-name="P22"/>
            <text:p text:style-name="P22">$ ./winmb2fcitx.py b.txt</text:p>
            <text:p text:style-name="P22"/>
            <text:p text:style-name="P21">此步把 windows 下的码表格式转为 <text:span text:style-name="T3">FCITX</text:span> 的码表格式，运行后得到 outfcitx.txt文件。</text:p>
            <text:p text:style-name="P21">打开 outfcitx.txt文件，该文件为纯码表数据文件，需要添加相应的文件头，如按键码位信息等。以超强二笔输入法为例，文件头为：</text:p>
            <text:p text:style-name="P21"/>
            <text:p text:style-name="P13">---------------文件头开始（不包括此行）------</text:p>
            <text:p text:style-name="P7">;fcitx 版本 0x03 码表文件 </text:p>
            <text:p text:style-name="P7">键码=abcdefghijklmnopqrstuvwxyz,./; </text:p>
            <text:p text:style-name="P7">码长=4 </text:p>
            <text:p text:style-name="P7">拼音=@ </text:p>
            <text:p text:style-name="P7">拼音长度=4 </text:p>
            <text:p text:style-name="P7">规避字符=;iuv </text:p>
            <text:p text:style-name="P7">[组词规则] </text:p>
            <text:p text:style-name="P7">e2=p11+p12+p21+p22 </text:p>
            <text:p text:style-name="P7">e3=p11+p12+p21+p31 </text:p>
            <text:p text:style-name="P7">a4=p11+p21+p31+n11 </text:p>
            <text:p text:style-name="P7">[数据]</text:p>
            <text:p text:style-name="P13">---------------文件头结束（不包括此行）------</text:p>
            <text:p text:style-name="P13"/>
            <text:p text:style-name="P32">在 outfcitx.txt 中添加好文件头后，保存。在控制台下运行命令:</text:p>
            <text:p text:style-name="P33"/>
            <text:p text:style-name="P33">$ txt2mb outfcitx.txt your_mb_name.mb</text:p>
            <text:p text:style-name="P33"/>
            <text:p text:style-name="P32">即可得到转换好的码表。把码表复制到用户配置目录下，配置好 tables.conf即可开始使用。</text:p>
            <text:p text:style-name="P32"/>
            <text:p text:style-name="P34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6"/>
      <text:p text:style-name="P25">*反查拼音</text:p>
      <text:p text:style-name="P16">如果不知道某个汉字的读音，可以先用码表输入法录入这个字，然后按反查拼音的热键（默认为CTRL_ALT_E），就可以查到该字的读音。</text:p>
      <text:p text:style-name="P8"/>
      <text:p text:style-name="P10">六、中文标点</text:p>
      <text:p text:style-name="P16">FCITX的中文标点由一个文本文件设置，您可以根据自己的需要修改。该文件即<text:soft-page-break/>&lt;FCITX的安装目录&gt;/share/fcitx/punc.mb(或用户配置目录下的punc.mb)。格式如下：</text:p>
      <text:p text:style-name="P16"/>
      <text:p text:style-name="P16">对应的英文符号 中文标点 &lt;中文标点&gt;</text:p>
      <text:p text:style-name="P16"/>
      <text:p text:style-name="P16">其中英文符号应该是类似“&amp;*()”这样的符号，而中文标点最长为两个汉字，最多有两组，中间由空格隔开。如： </text:p>
      <text:p text:style-name="P16">_ ……</text:p>
      <text:p text:style-name="P16"><text:s/>" “ ” </text:p>
      <text:p text:style-name="P18"/>
      <text:p text:style-name="P10">七、快速输入</text:p>
      <text:p text:style-name="P16">当配置文件中的，“分号键行为”设置为2时，按下分号键则进入快速输入模式。在这种模式下，您可以设置某些常用短语或符号的快速录入规则。</text:p>
      <text:p text:style-name="P16">为了使用该功能，您需要将常用短语和符号按如下格式编辑</text:p>
      <text:p text:style-name="P16"/>
      <text:p text:style-name="P16">&lt;字符组合&gt; &lt;短语&gt;</text:p>
      <text:p text:style-name="P16"/>
      <text:p text:style-name="P8">并保存在用户配置目录QuickPhrase.mb（或FCITX的安装目录下的share/data）中，一个短语一行。如</text:p>
      <text:p text:style-name="P16"/>
      <text:p text:style-name="P16">zg 中华人民共和国</text:p>
      <text:p text:style-name="P16">h http</text:p>
      <text:p text:style-name="P8"/>
      <text:p text:style-name="P10">八、系统托盘图标</text:p>
      <text:p text:style-name="P35">当打开编译系统托盘图标的选项时，启动FCITX后系统托盘区域显示一个托盘图标，您可以通过用鼠标点击它来控制程序的行为：</text:p>
      <text:p text:style-name="P35"/>
      <text:list xml:id="list632675893" text:style-name="L9">
        <text:list-item>
          <text:p text:style-name="P43">单击左键可在中英文输入状态间切换</text:p>
        </text:list-item>
        <text:list-item>
          <text:p text:style-name="P43">单击中键可隐藏/显示主状态栏</text:p>
        </text:list-item>
      </text:list>
      <text:p text:style-name="P4"/>
      <text:p text:style-name="P5">九、记录模式</text:p>
      <text:p text:style-name="P38">当编译时打开了记录功能，FCITX会在用户配置目录中记录用户通过FCITX进行的中文输入，保存在用户目录下的文件record.dat中。</text:p>
      <text:p text:style-name="P38">默认情况下，在中文输入模式时，按CTRL_ALT_J打开/关闭记录功能；按CTRL_ALT_A将清除以前的记录。</text:p>
      <text:p text:style-name="P38">当记录功能打开时，输入条上将显示“（记录模式）”。</text:p>
      <text:p text:style-name="P8"/>
      <text:p text:style-name="P10">十、热键</text:p>
      <text:p text:style-name="P16">您可在FCITX的配置文件中使用以下热键：</text:p>
      <text:p text:style-name="P16">LCTRL<text:tab/><text:tab/><text:tab/>LSHIFT<text:tab/><text:tab/>LALT<text:tab/><text:tab/><text:tab/>RCTRL</text:p>
      <text:p text:style-name="P16">RSHIFT<text:tab/><text:tab/><text:tab/>RALT<text:tab/><text:tab/><text:tab/>INSERT<text:tab/><text:tab/>HOME</text:p>
      <text:p text:style-name="P16">PGUP<text:tab/><text:tab/><text:tab/>END<text:tab/><text:tab/><text:tab/>PGDN<text:tab/><text:tab/><text:tab/>CTRL_CTRL</text:p>
      <text:p text:style-name="P16"><text:soft-page-break/>CTRL_LSHIFT<text:tab/><text:tab/>CTRL_LALT<text:tab/><text:tab/>CTRL_RSHIFT<text:tab/>CTRL_RALT</text:p>
      <text:p text:style-name="P16">SHIFT_LCTRL<text:tab/><text:tab/>SHIFT_SHIFT<text:tab/>SHIFT_LALT<text:tab/>SHIFT_RCTRL</text:p>
      <text:p text:style-name="P16">SHIFT_RALT<text:tab/><text:tab/>ALT_LCTRL<text:tab/><text:tab/>ALT_LSHIFT<text:tab/>ALT_ALT</text:p>
      <text:p text:style-name="P16">ALT_RCTRL<text:tab/><text:tab/>ALT_RSHIFT</text:p>
      <text:p text:style-name="P16"/>
      <text:p text:style-name="P16">其中，L前缀表示左键，R前缀表示右键。如果需要CTRL/ALT+&lt;字母/数字&gt;的组合键，直接写入数字或字母即可，如CTRL_K等。</text:p>
      <text:p text:style-name="P16"/>
      <text:p text:style-name="P10">十一、其它功能</text:p>
      <text:list xml:id="list167068670" text:style-name="L10">
        <text:list-item>
          <text:p text:style-name="P47">可以任意拖动FCITX显示的图标和输入条(当处于光标跟随模式时，输入条的位置将根据用户程序输入点而决定)。</text:p>
        </text:list-item>
        <text:list-item>
          <text:p text:style-name="P47">可以用鼠标左键单击输入条的相应部分切换输入法/改变标点状态/改变全半角设置/改变GBK状态/改变联想状态/在简繁输出间切换。</text:p>
        </text:list-item>
        <text:list-item>
          <text:p text:style-name="P47">支持UTF8方式下的中文输入。</text:p>
        </text:list-item>
        <text:list-item>
          <text:p text:style-name="P47">在主窗口上按鼠标右键可以切换主窗口的显示模式。有两种：简洁模式和完整模式。</text:p>
        </text:list-item>
        <text:list-item>
          <text:p text:style-name="P47">按CTRL_5可以重新读取配置文件，向FCITX发送SIGHUP也可以重新读取配置文件。</text:p>
        </text:list-item>
        <text:list-item>
          <text:p text:style-name="P42">在联想方式下，按第二选择键输出半角空格，按第三选择键输出全角空格。</text:p>
        </text:list-item>
        <text:list-item>
          <text:p text:style-name="P42">单击企鹅图标可以改变输入法的状态。</text:p>
        </text:list-item>
      </text:list>
      <text:p text:style-name="P8"/>
      <text:p text:style-name="P10">十二、其它说明</text:p>
      <text:p text:style-name="P16">FCITX(3.1.x及以前的版本)使用了来自于cjkvinput项目的五笔86码表，请参看源码中的doc/cjkvinput.txt。</text:p>
      <text:p text:style-name="P16">fcitx-3.2使用了拼音佳佳4.0的拼音词库，并根据该词库制作了五笔86的词库。详情请参看源码包中的doc/pinyin.txt。</text:p>
      <text:p text:style-name="P16">fcitx-3.3.X以后使用了kardinal@linuxsir制作的五笔86词库(稍做修改)。</text:p>
      <text:p text:style-name="P8"/>
      <text:p text:style-name="P10">十二、致谢</text:p>
      <text:p text:style-name="P19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6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6">感谢xsim的作者楚狂、scim的james_su提供了宝贵的技术支持；</text:p>
      <text:p text:style-name="P16">感谢二笔输入法(ebf)的作者tram，他为FCITX做了很多工作。</text:p>
      <text:p text:style-name="P16">感谢winix多次为gWuBi/FCITX提出宝贵的意见和建议。</text:p>
      <text:p text:style-name="P16">感谢windrose精心测试了双拼功能。</text:p>
      <text:p text:style-name="P16">感谢Wang Yin为拼音输入提出了宝贵的意见。</text:p>
      <text:p text:style-name="P16">感谢Xie Yanbo制作了安装配置脚本。</text:p>
      <text:p text:style-name="P16">同时感谢所有其它测试gWuBi/FCITX的朋友，非常感谢。</text:p>
      <text:p text:style-name="P16"/>
      <text:p text:style-name="P16"/>
      <text:p text:style-name="P28">常见问题(FAQs)</text:p>
      <text:p text:style-name="P8"/>
      <text:list xml:id="list51974082" text:style-name="L11">
        <text:list-item>
          <text:p text:style-name="P55">编译时说找不到文件X11/Xlib.h</text:p>
        </text:list-item>
      </text:list>
      <text:p text:style-name="P17">这个信息是说编译程序没有找到X的头文件，一般是因为您没有安装X的开发包(在RH/MDK中名为XF*-devel-*或xorg-*-devel-*)。</text:p>
      <text:p text:style-name="P20"/>
      <text:list xml:id="list1711597042" text:continue-numbering="true" text:style-name="L11">
        <text:list-item>
          <text:p text:style-name="P55">编译安装完成后，按ctrl_space无法打开FCITX的输入条啊？</text:p>
        </text:list-item>
      </text:list>
      <text:p text:style-name="P17">这个的原因有很多，比如FCITX没有启动，或是环境变量设置不正确。请参看说明文档的“环境配置”部分。如果还有问题，就给我写信或到linuxsir上去说吧。</text:p>
      <text:p text:style-name="P17"/>
      <text:list xml:id="list534295498" text:continue-numbering="true" text:style-name="L11">
        <text:list-item>
          <text:p text:style-name="P55">界面的颜色怎么那么难看？</text:p>
        </text:list-item>
      </text:list>
      <text:p text:style-name="P17">就是，我也这么认为。但我不知道什么样的颜色搭配才好，不过，您可以根据说明文档自己设置颜色，更改字体的大小。</text:p>
      <text:p text:style-name="P17"/>
      <text:list xml:id="list295315961" text:continue-numbering="true" text:style-name="L11">
        <text:list-item>
          <text:p text:style-name="P55">我将fcitx加到gnome的自动启动后，gnome怎么启动那么慢？</text:p>
        </text:list-item>
      </text:list>
      <text:p text:style-name="P17">把~/.gnome2/session-manual里面0,Priority=31的31换成50即可。</text:p>
      <text:p text:style-name="P17"/>
      <text:list xml:id="list414861017" text:continue-numbering="true" text:style-name="L11">
        <text:list-item>
          <text:p text:style-name="P55">为什么有时候FCITX会卡几秒？</text:p>
        </text:list-item>
      </text:list>
      <text:p text:style-name="P37">FCITX是在第一次输入时读入码表，如果码表比较大的话，读入的时间可能会比较久一些，感觉有些卡，但后面输入就不会再有这种现象了(如果切换了输入法的话，切换后的第一次输入也会重新读入码表)。</text:p>
      <text:p text:style-name="P37"/>
      <text:list xml:id="list694171093" text:continue-numbering="true" text:style-name="L11">
        <text:list-item>
          <text:p text:style-name="P55">为什么我只按了一个键，输入条上却出现两个相同的字符？</text:p>
        </text:list-item>
      </text:list>
      <text:p text:style-name="P17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7"/>
      <text:list xml:id="list150698310" text:continue-numbering="true" text:style-name="L11">
        <text:list-item>
          <text:p text:style-name="P55">当我使用en_US.UTF-8时，为什么无法激活fcitx？</text:p>
        </text:list-item>
      </text:list>
      <text:p text:style-name="P17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7">export GTK_IM_MODULE=xim</text:p>
      <text:p text:style-name="P17">export XMODIFIERS=”@im=fcitx”</text:p>
      <text:p text:style-name="P17"/>
      <text:list xml:id="list323004874" text:continue-numbering="true" text:style-name="L11">
        <text:list-item>
          <text:p text:style-name="P55">为什么我修改了配置文件却无法生效？</text:p>
        </text:list-item>
      </text:list>
      <text:p text:style-name="P17">FCITX的配置文件的编码是GB2312，如果保存为UTF8，FCITX将会采用默认配置。</text:p>
      <text:p text:style-name="P17"/>
      <text:list xml:id="list1750181776" text:continue-numbering="true" text:style-name="L11">
        <text:list-item>
          <text:p text:style-name="P55">我发现了FCITX的BUG怎么办？</text:p>
        </text:list-item>
      </text:list>
      <text:p text:style-name="P27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7</text:page-number></text:span><text:span text:style-name="MT2"> </text:span><text:s text:c="30"/><text:span text:style-name="MT2">FCITX-3.6.3</text:span> <text:s text:c="31"/>由openOffice.org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1$Build-9479</meta:generator>
    <meta:creation-date>2004-09-05T16:02:08</meta:creation-date>
    <dc:date>2010-02-11T14:45:50</dc:date>
    <dc:language>en-US</dc:language>
    <meta:editing-cycles>263</meta:editing-cycles>
    <meta:editing-duration>PT14H57M02S</meta:editing-duration>
    <dc:creator>Yu King</dc:creator>
    <meta:document-statistic meta:table-count="5" meta:image-count="0" meta:object-count="0" meta:page-count="17" meta:paragraph-count="489" meta:word-count="5119" meta:character-count="12334"/>
    <meta:user-defined meta:name="Info 1"/>
    <meta:user-defined meta:name="Info 2"/>
    <meta:user-defined meta:name="Info 3"/>
    <meta:user-defined meta:name="Info 4"/>
  </office:meta>
</office:document-meta>
</file>